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13b421" officeooo:paragraph-rsid="0013b421"/>
    </style:style>
    <style:style style:name="P2" style:family="paragraph" style:parent-style-name="Text_20_body" style:list-style-name="L1">
      <style:text-properties officeooo:rsid="0013b421" officeooo:paragraph-rsid="0013b421"/>
    </style:style>
    <style:style style:name="P3" style:family="paragraph" style:parent-style-name="Text_20_body" style:list-style-name="L2">
      <style:text-properties officeooo:rsid="0013b421" officeooo:paragraph-rsid="0013b421"/>
    </style:style>
    <style:style style:name="P4" style:family="paragraph" style:parent-style-name="Text_20_body" style:list-style-name="L3">
      <style:text-properties officeooo:rsid="0013b421" officeooo:paragraph-rsid="0013b421"/>
    </style:style>
    <style:style style:name="P5" style:family="paragraph" style:parent-style-name="Text_20_body" style:list-style-name="L4">
      <style:text-properties officeooo:rsid="0013b421" officeooo:paragraph-rsid="0013b421"/>
    </style:style>
    <style:style style:name="P6" style:family="paragraph" style:parent-style-name="Text_20_body" style:list-style-name="L3">
      <style:text-properties officeooo:rsid="0013f439" officeooo:paragraph-rsid="0013f439"/>
    </style:style>
    <style:style style:name="P7" style:family="paragraph" style:parent-style-name="Text_20_body">
      <style:text-properties officeooo:paragraph-rsid="00169392"/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Heading_20_2">
      <style:text-properties officeooo:rsid="0013b421"/>
    </style:style>
    <style:style style:name="P10" style:family="paragraph" style:parent-style-name="Heading_20_2">
      <style:text-properties officeooo:paragraph-rsid="00169392"/>
    </style:style>
    <style:style style:name="P11" style:family="paragraph" style:parent-style-name="Heading_20_1">
      <style:text-properties officeooo:rsid="0013b421"/>
    </style:style>
    <style:style style:name="P12" style:family="paragraph" style:parent-style-name="Heading_20_1">
      <style:paragraph-properties fo:break-before="page"/>
      <style:text-properties officeooo:rsid="0013b421"/>
    </style:style>
    <style:style style:name="P13" style:family="paragraph" style:parent-style-name="Heading_20_1">
      <style:paragraph-properties fo:break-before="page"/>
      <style:text-properties officeooo:paragraph-rsid="00169392"/>
    </style:style>
    <style:style style:name="P14" style:family="paragraph" style:parent-style-name="Title">
      <style:text-properties officeooo:rsid="0013b421"/>
    </style:style>
    <style:style style:name="P15" style:family="paragraph" style:parent-style-name="Subtitle">
      <style:text-properties officeooo:rsid="0013b421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6939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Gnuoptics</text:p>
      <text:h text:style-name="P11" text:outline-level="1">Índice de contenido</text:h>
      <text:table-of-content text:style-name="Sect1" text:protected="true" text:name="Índice de contenido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6">1Índice de contenido<text:tab/>1</text:p>
          <text:p text:style-name="P16">2Roles<text:tab/>2</text:p>
          <text:p text:style-name="P8">2.1Administrador<text:tab/>2</text:p>
          <text:p text:style-name="P8">2.2Consejo administración<text:tab/>2</text:p>
          <text:p text:style-name="P8">2.3Gerente<text:tab/>2</text:p>
          <text:p text:style-name="P8">2.4Comercial<text:tab/>2</text:p>
          <text:p text:style-name="P16">3Instalación<text:tab/>3</text:p>
          <text:p text:style-name="P8">3.1Creación de roles<text:tab/>3</text:p>
          <text:p text:style-name="P8">3.2Creación de usuarios<text:tab/>3</text:p>
        </text:index-body>
      </text:table-of-content>
      <text:p text:style-name="P15"/>
      <text:h text:style-name="P12" text:outline-level="1">Roles</text:h>
      <text:p text:style-name="P1">La aplicación puede usarse por los siguiente roles</text:p>
      <text:h text:style-name="P9" text:outline-level="2">Administrador</text:h>
      <text:list xml:id="list1563549652" text:style-name="L1">
        <text:list-item>
          <text:p text:style-name="P2">Acceso a todo el sitema</text:p>
        </text:list-item>
      </text:list>
      <text:h text:style-name="P9" text:outline-level="2">Consejo administración</text:h>
      <text:list xml:id="list1346326586" text:style-name="L2">
        <text:list-item>
          <text:p text:style-name="P3">Acceso a informes de situación </text:p>
        </text:list-item>
      </text:list>
      <text:h text:style-name="P9" text:outline-level="2">Gerente</text:h>
      <text:list xml:id="list1428054534" text:style-name="L3">
        <text:list-item>
          <text:p text:style-name="P4">Acceso a base de datos de proveedores</text:p>
        </text:list-item>
        <text:list-item>
          <text:p text:style-name="P6">Contabilidad</text:p>
        </text:list-item>
      </text:list>
      <text:h text:style-name="P9" text:outline-level="2">Comercial</text:h>
      <text:list xml:id="list1563506084" text:style-name="L4">
        <text:list-item>
          <text:p text:style-name="P5">Acceso a base de datos de clientes</text:p>
        </text:list-item>
      </text:list>
      <text:h text:style-name="P13" text:outline-level="1"><text:span text:style-name="T1">Instalación</text:span></text:h>
      <text:h text:style-name="Heading_20_2" text:outline-level="2"><text:span text:style-name="T1">Creación de roles</text:span></text:h>
      <text:p text:style-name="P7"><text:span text:style-name="T1">Creación se deben crear los siguientes roles</text:span></text:p>
      <text:h text:style-name="P10" text:outline-level="2"><text:span text:style-name="T1">Creación de usuarios</text:span></text:h>
      <text:p text:style-name="P7"><text:span text:style-name="T1">Se deben crear usuarios de postgresql y mapearlos a usuarios de la aplicación en la tabla usuari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therine Pancol</meta:initial-creator>
    <meta:creation-date>2010-08-02T18:21:30</meta:creation-date>
    <meta:generator>OpenOffice.org/3.2$Linux OpenOffice.org_project/320m19$Build-9505</meta:generator>
    <dc:date>2010-08-16T10:58:22</dc:date>
    <dc:creator>Katherine Pancol</dc:creator>
    <meta:editing-duration>PT00H34M16S</meta:editing-duration>
    <meta:editing-cycles>4</meta:editing-cycles>
    <meta:document-statistic meta:table-count="0" meta:image-count="0" meta:object-count="0" meta:page-count="3" meta:paragraph-count="27" meta:word-count="113" meta:character-count="649"/>
  </office:meta>
</office:document-meta>
</file>